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42cm"/>
      <style:paragraph-properties style:writing-mode="lr-tb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532cm" fo:min-width="1.574cm"/>
      <style:paragraph-properties style:writing-mode="lr-tb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81cm" fo:min-width="3.115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303cm" fo:min-width="5.971cm"/>
    </style:style>
    <style:style style:name="gr5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7" style:family="graphic" style:parent-style-name="objectwithoutfill">
      <style:graphic-properties draw:stroke="solid" draw:stroke-dash="Fine_20_Dashed" svg:stroke-color="#000000" draw:fill="solid" draw:textarea-vertical-align="middle"/>
    </style:style>
    <style:style style:name="gr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531cm" fo:min-width="1.572cm"/>
      <style:paragraph-properties style:writing-mode="lr-tb"/>
    </style:style>
    <style:style style:name="gr9" style:family="graphic" style:parent-style-name="standard">
      <style:graphic-properties draw:stroke="solid" svg:stroke-color="#000000" draw:marker-start="Arrow" draw:marker-end="Arrow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966cm"/>
      <style:paragraph-properties style:writing-mode="lr-tb"/>
    </style:style>
    <style:style style:name="gr1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3.542cm" fo:min-width="1.65cm"/>
      <style:paragraph-properties style:writing-mode="lr-tb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4.376cm" fo:min-width="5.338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fo:min-height="0.528cm"/>
      <style:paragraph-properties style:writing-mode="lr-tb"/>
    </style:style>
    <style:style style:name="gr14" style:family="graphic" style:parent-style-name="standard">
      <style:graphic-properties svg:stroke-color="#000000" draw:marker-start="Arrow" draw:marker-end="Arrow" draw:textarea-vertical-align="middle"/>
    </style:style>
    <style:style style:name="gr15" style:family="graphic" style:parent-style-name="standard">
      <style:graphic-properties draw:stroke="dash" draw:stroke-dash="Ultrafine_20_Dashed" svg:stroke-color="#000000" draw:marker-end="Arrow" draw:textarea-vertical-align="middle"/>
    </style:style>
    <style:style style:name="gr16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4.676cm" fo:min-width="5.821cm" fo:padding-top="0.142cm" fo:padding-bottom="0.142cm" fo:padding-left="0.267cm" fo:padding-right="0.267cm"/>
    </style:style>
    <style:style style:name="gr17" style:family="graphic" style:parent-style-name="standard">
      <style:graphic-properties draw:stroke="dash" draw:stroke-dash="Ultrafine_20_Dashed" svg:stroke-color="#000000" draw:marker-start="Arrow" draw:marker-end="Arrow" draw:textarea-vertical-align="middle"/>
    </style:style>
    <style:style style:name="P1" style:family="paragraph">
      <style:text-properties fo:font-size="16pt" style:font-size-asian="16pt" style:font-size-complex="16pt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16pt" style:font-size-asian="16pt" style:font-size-complex="16pt"/>
    </style:style>
    <style:style style:name="P3" style:family="paragraph">
      <style:paragraph-properties fo:text-align="center" style:writing-mode="lr-tb"/>
      <style:text-properties style:font-name="Arial"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rial"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Arial" fo:font-size="12pt" fo:font-style="italic" style:font-size-asian="12pt" style:font-style-asian="italic" style:font-size-complex="12pt" style:font-style-complex="italic"/>
    </style:style>
    <style:style style:name="P8" style:family="paragraph">
      <style:paragraph-properties fo:text-align="center"/>
    </style:style>
    <style:style style:name="P9" style:family="paragraph">
      <style:text-properties fo:font-size="14pt" fo:font-style="italic" style:font-size-asian="14pt" style:font-style-asian="italic" style:font-size-complex="14pt" style:font-style-complex="italic"/>
    </style:style>
    <style:style style:name="P10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font-name="Arial" fo:font-size="16pt" style:font-size-asian="16pt" style:font-size-complex="16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589cm" svg:height="1.292cm" svg:x="1.281cm" svg:y="2.472cm">
          <draw:text-box>
            <text:p text:style-name="P1"><text:span text:style-name="T1">Asymmetric </text:span><text:span text:style-name="T1">telepresence </text:span><text:span text:style-name="T1">communicatio</text:span><text:span text:style-name="T1">n</text:span></text:p>
          </draw:text-box>
        </draw:frame>
        <draw:custom-shape draw:style-name="gr2" draw:text-style-name="P4" xml:id="id3" draw:id="id3" draw:layer="layout" svg:width="2.932cm" svg:height="2.52cm" svg:x="2.114cm" svg:y="6.03cm">
          <text:p text:style-name="P3"><text:span text:style-name="T2">Participant 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xml:id="id1" draw:id="id1" draw:layer="layout" svg:width="3.615cm" svg:height="2.231cm" svg:x="14.044cm" svg:y="6.148cm">
          <text:p text:style-name="P3"><text:span text:style-name="T2">Telerobot</text:span></text:p>
          <text:p text:style-name="P3"><text:span text:style-name="T2"><text:s/></text:span><text:span text:style-name="T2">of participant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6.747cm" svg:height="2.829cm" svg:x="21.285cm" svg:y="1.3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21.839cm" svg:y1="2.162cm" svg:x2="23.871cm" svg:y2="2.162cm">
          <text:p/>
        </draw:line>
        <draw:frame draw:style-name="gr6" draw:text-style-name="P7" draw:layer="layout" svg:width="4.826cm" svg:height="1.199cm" svg:x="24.252cm" svg:y="1.581cm">
          <draw:text-box>
            <text:p><text:span text:style-name="T3">Sign</text:span><text:span text:style-name="T3">al </text:span><text:span text:style-name="T3">flow</text:span></text:p>
            <text:p><text:span text:style-name="T3">(virtu</text:span><text:span text:style-name="T3">al)</text:span></text:p>
          </draw:text-box>
        </draw:frame>
        <draw:line draw:style-name="gr7" draw:text-style-name="P6" draw:layer="layout" svg:x1="21.839cm" svg:y1="3.463cm" svg:x2="23.871cm" svg:y2="3.463cm">
          <text:p/>
        </draw:line>
        <draw:frame draw:style-name="gr6" draw:text-style-name="P7" draw:layer="layout" svg:width="4.826cm" svg:height="1.199cm" svg:x="24.252cm" svg:y="2.882cm">
          <draw:text-box>
            <text:p><text:span text:style-name="T3">Energy bond (physical)</text:span></text:p>
          </draw:text-box>
        </draw:frame>
        <draw:custom-shape draw:style-name="gr8" draw:text-style-name="P4" xml:id="id2" draw:id="id2" draw:layer="layout" svg:width="2.93cm" svg:height="2.519cm" svg:x="18.991cm" svg:y="5.995cm">
          <text:p text:style-name="P3"><text:span text:style-name="T2">Participant 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8" draw:layer="layout" svg:x1="17.659cm" svg:y1="7.263cm" svg:x2="18.991cm" svg:y2="7.255cm" draw:start-shape="id1" draw:start-glue-point="1" draw:end-shape="id2" draw:end-glue-point="6" svg:d="M17659 7263h666v-8h666" svg:viewBox="0 0 1333 9">
          <text:p/>
        </draw:connector>
        <draw:frame draw:style-name="gr10" draw:text-style-name="P2" draw:layer="layout" svg:width="13.462cm" svg:height="1.216cm" svg:x="1.381cm" svg:y="11.493cm">
          <draw:text-box>
            <text:p text:style-name="P1"><text:span text:style-name="T4">Symmetrical telepresence </text:span><text:span text:style-name="T1">communication</text:span></text:p>
          </draw:text-box>
        </draw:frame>
        <draw:custom-shape draw:style-name="gr11" draw:text-style-name="P4" xml:id="id4" draw:id="id4" draw:layer="layout" svg:width="2.15cm" svg:height="3.792cm" svg:x="6.041cm" svg:y="5.386cm">
          <text:p text:style-name="P3"><text:span text:style-name="T2">Control</text:span></text:p>
          <text:p text:style-name="P3"><text:span text:style-name="T2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8.304cm" svg:height="6.59cm" svg:x="1.254cm" svg:y="3.9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3" draw:text-style-name="P10" draw:layer="layout" svg:width="3.615cm" svg:height="0.806cm" svg:x="3.403cm" svg:y="4.514cm">
          <draw:text-box>
            <text:p text:style-name="P9"><text:span text:style-name="T5">E</text:span><text:span text:style-name="T5">nv</text:span><text:span text:style-name="T5">iro</text:span><text:span text:style-name="T5">n</text:span><text:span text:style-name="T5">m</text:span><text:span text:style-name="T5">en</text:span><text:span text:style-name="T5">t</text:span></text:p>
          </draw:text-box>
        </draw:frame>
        <draw:connector draw:style-name="gr14" draw:text-style-name="P8" draw:layer="layout" svg:x1="5.046cm" svg:y1="7.29cm" svg:x2="6.041cm" svg:y2="7.282cm" draw:start-shape="id3" draw:start-glue-point="10" draw:end-shape="id4" draw:end-glue-point="3" svg:d="M5046 7290h498v-8h497" svg:viewBox="0 0 996 9">
          <text:p/>
        </draw:connector>
        <draw:connector draw:style-name="gr15" draw:text-style-name="P8" draw:layer="layout" svg:x1="8.191cm" svg:y1="7.282cm" svg:x2="14.044cm" svg:y2="7.263cm" draw:start-shape="id4" draw:start-glue-point="1" draw:end-shape="id1" draw:end-glue-point="3" svg:d="M8191 7282h2926v-19h2927" svg:viewBox="0 0 5854 20">
          <text:p/>
        </draw:connector>
        <draw:custom-shape draw:style-name="gr16" draw:text-style-name="P5" draw:layer="layout" svg:width="8.985cm" svg:height="7.012cm" svg:x="13.351cm" svg:y="3.6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3" draw:text-style-name="P10" draw:layer="layout" svg:width="3.87cm" svg:height="0.806cm" svg:x="15.189cm" svg:y="4.602cm">
          <draw:text-box>
            <text:p text:style-name="P9"><text:span text:style-name="T5">Environment</text:span></text:p>
          </draw:text-box>
        </draw:frame>
        <draw:custom-shape draw:style-name="gr3" draw:text-style-name="P4" xml:id="id5" draw:id="id5" draw:layer="layout" svg:width="3.615cm" svg:height="2.231cm" svg:x="14.044cm" svg:y="15.249cm">
          <text:p text:style-name="P3"><text:span text:style-name="T2">Telerobot</text:span></text:p>
          <text:p text:style-name="P3"><text:span text:style-name="T2"><text:s/></text:span><text:span text:style-name="T2">of participant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6" draw:id="id6" draw:layer="layout" svg:width="2.93cm" svg:height="2.519cm" svg:x="18.991cm" svg:y="15.096cm">
          <text:p text:style-name="P3"><text:span text:style-name="T2">Participant 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8" draw:layer="layout" svg:x1="17.659cm" svg:y1="16.364cm" svg:x2="18.991cm" svg:y2="16.356cm" draw:start-shape="id5" draw:start-glue-point="1" draw:end-shape="id6" draw:end-glue-point="6" svg:d="M17659 16364h666v-8h666" svg:viewBox="0 0 1333 9">
          <text:p/>
        </draw:connector>
        <draw:custom-shape draw:style-name="gr16" draw:text-style-name="P5" draw:layer="layout" svg:width="8.985cm" svg:height="7.012cm" svg:x="13.351cm" svg:y="12.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3" draw:text-style-name="P10" draw:layer="layout" svg:width="3.87cm" svg:height="0.806cm" svg:x="15.189cm" svg:y="13.703cm">
          <draw:text-box>
            <text:p text:style-name="P9"><text:span text:style-name="T5">Environment</text:span></text:p>
          </draw:text-box>
        </draw:frame>
        <draw:custom-shape draw:style-name="gr3" draw:text-style-name="P4" xml:id="id7" draw:id="id7" draw:layer="layout" svg:width="3.615cm" svg:height="2.231cm" svg:x="6.044cm" svg:y="15.25cm">
          <text:p text:style-name="P3"><text:span text:style-name="T2">Telerobot</text:span></text:p>
          <text:p text:style-name="P3"><text:span text:style-name="T2"><text:s/></text:span><text:span text:style-name="T2">of </text:span><text:span text:style-name="T2">participant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8" draw:id="id8" draw:layer="layout" svg:width="2.93cm" svg:height="2.519cm" svg:x="1.991cm" svg:y="15.097cm">
          <text:p text:style-name="P3"><text:span text:style-name="T2">Participant 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8" draw:layer="layout" svg:x1="6.044cm" svg:y1="16.365cm" svg:x2="4.921cm" svg:y2="16.357cm" draw:start-shape="id7" draw:start-glue-point="3" draw:end-shape="id8" draw:end-glue-point="10" svg:d="M6044 16365h-561v-8h-562" svg:viewBox="0 0 1124 9">
          <text:p/>
        </draw:connector>
        <draw:custom-shape draw:style-name="gr16" draw:text-style-name="P5" draw:layer="layout" svg:width="8.985cm" svg:height="7.012cm" svg:x="1.413cm" svg:y="12.8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3" draw:text-style-name="P10" draw:layer="layout" svg:width="3.87cm" svg:height="0.806cm" svg:x="3.189cm" svg:y="13.704cm">
          <draw:text-box>
            <text:p text:style-name="P9"><text:span text:style-name="T5">Environment</text:span></text:p>
          </draw:text-box>
        </draw:frame>
        <draw:connector draw:style-name="gr17" draw:text-style-name="P8" draw:layer="layout" svg:x1="9.659cm" svg:y1="16.365cm" svg:x2="14.044cm" svg:y2="16.364cm" draw:start-shape="id7" draw:start-glue-point="1" draw:end-shape="id5" draw:end-glue-point="3" svg:d="M9659 16365h2192v-1h2193" svg:viewBox="0 0 4386 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3T11:32:56.676851496</meta:creation-date>
    <dc:date>2020-04-30T12:55:23.566424245</dc:date>
    <meta:editing-duration>P2DT20H29M35S</meta:editing-duration>
    <meta:editing-cycles>5</meta:editing-cycles>
    <meta:generator>LibreOffice/6.3.5.2$Linux_X86_64 LibreOffice_project/30$Build-2</meta:generator>
    <meta:document-statistic meta:object-count="29"/>
  </office:meta>
</office:document-meta>
</file>